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63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benchmark-results-armv7l-4032x3024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1" office:value-type="string" calcext:value-type="string">
            <text:p>Time 1</text:p>
          </table:table-cell>
          <table:table-cell table:style-name="ce1" office:value-type="string" calcext:value-type="string">
            <text:p>Time 2</text:p>
          </table:table-cell>
          <table:table-cell table:style-name="ce1" office:value-type="string" calcext:value-type="string">
            <text:p>Time 3</text:p>
          </table:table-cell>
          <table:table-cell table:style-name="ce1" office:value-type="string" calcext:value-type="string">
            <text:p>Time 4</text:p>
          </table:table-cell>
          <table:table-cell table:style-name="ce1" office:value-type="string" calcext:value-type="string">
            <text:p>Time 5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1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9114" calcext:value-type="float">
            <text:p>9.114E-0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.000000009323" calcext:value-type="float">
            <text:p>9.323E-09</text:p>
          </table:table-cell>
          <table:table-cell office:value-type="float" office:value="0.00000000901" calcext:value-type="float">
            <text:p>0.000000009</text:p>
          </table:table-cell>
          <table:table-cell office:value-type="float" office:value="0.000000009115" calcext:value-type="float">
            <text:p>9.115E-09</text:p>
          </table:table-cell>
          <table:table-cell table:formula="of:=SUM([.B2:.F2])" office:value-type="float" office:value="0.000000046562" calcext:value-type="float">
            <text:p>4.6562E-08</text:p>
          </table:table-cell>
          <table:table-cell table:formula="of:=[.G2]/5" office:value-type="float" office:value="0.0000000093124" calcext:value-type="float">
            <text:p>9.3124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103856" calcext:value-type="float">
            <text:p>0.103856</text:p>
          </table:table-cell>
          <table:table-cell office:value-type="float" office:value="0.102357" calcext:value-type="float">
            <text:p>0.102357</text:p>
          </table:table-cell>
          <table:table-cell office:value-type="float" office:value="0.103839" calcext:value-type="float">
            <text:p>0.103839</text:p>
          </table:table-cell>
          <table:table-cell table:number-columns-repeated="2" office:value-type="float" office:value="0.102422" calcext:value-type="float">
            <text:p>0.102422</text:p>
          </table:table-cell>
          <table:table-cell table:formula="of:=SUM([.B3:.F3])" office:value-type="float" office:value="0.514896" calcext:value-type="float">
            <text:p>0.514896</text:p>
          </table:table-cell>
          <table:table-cell table:formula="of:=[.G3]/5" office:value-type="float" office:value="0.1029792" calcext:value-type="float">
            <text:p>0.1029792</text:p>
          </table:table-cell>
          <table:table-cell table:formula="of:=[.H3]-[.$H$2]" office:value-type="float" office:value="0.1029791906876" calcext:value-type="float">
            <text:p>0.1029791907</text:p>
          </table:table-cell>
          <table:table-cell table:formula="of:=1/[.I3]" office:value-type="float" office:value="9.71069973771325" calcext:value-type="float">
            <text:p>9.7106997377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156456" calcext:value-type="float">
            <text:p>0.00156456</text:p>
          </table:table-cell>
          <table:table-cell office:value-type="float" office:value="0.00154137" calcext:value-type="float">
            <text:p>0.00154137</text:p>
          </table:table-cell>
          <table:table-cell office:value-type="float" office:value="0.00156223" calcext:value-type="float">
            <text:p>0.00156223</text:p>
          </table:table-cell>
          <table:table-cell table:number-columns-repeated="2" office:value-type="float" office:value="0.00153982" calcext:value-type="float">
            <text:p>0.00153982</text:p>
          </table:table-cell>
          <table:table-cell table:formula="of:=SUM([.B4:.F4])" office:value-type="float" office:value="0.0077478" calcext:value-type="float">
            <text:p>0.0077478</text:p>
          </table:table-cell>
          <table:table-cell table:formula="of:=[.G4]/5" office:value-type="float" office:value="0.00154956" calcext:value-type="float">
            <text:p>0.00154956</text:p>
          </table:table-cell>
          <table:table-cell table:formula="of:=[.H4]-[.$H$2]" office:value-type="float" office:value="0.0015495506876" calcext:value-type="float">
            <text:p>0.0015495507</text:p>
          </table:table-cell>
          <table:table-cell table:formula="of:=1/[.I4]" office:value-type="float" office:value="645.348363239951" calcext:value-type="float">
            <text:p>645.34836324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114118" calcext:value-type="float">
            <text:p>0.0114118</text:p>
          </table:table-cell>
          <table:table-cell office:value-type="float" office:value="0.011848" calcext:value-type="float">
            <text:p>0.011848</text:p>
          </table:table-cell>
          <table:table-cell office:value-type="float" office:value="0.0113982" calcext:value-type="float">
            <text:p>0.0113982</text:p>
          </table:table-cell>
          <table:table-cell table:number-columns-repeated="2" office:value-type="float" office:value="0.0115463" calcext:value-type="float">
            <text:p>0.0115463</text:p>
          </table:table-cell>
          <table:table-cell table:formula="of:=SUM([.B5:.F5])" office:value-type="float" office:value="0.0577506" calcext:value-type="float">
            <text:p>0.0577506</text:p>
          </table:table-cell>
          <table:table-cell table:formula="of:=[.G5]/5" office:value-type="float" office:value="0.01155012" calcext:value-type="float">
            <text:p>0.01155012</text:p>
          </table:table-cell>
          <table:table-cell table:formula="of:=[.H5]-[.$H$2]" office:value-type="float" office:value="0.0115501106876" calcext:value-type="float">
            <text:p>0.0115501107</text:p>
          </table:table-cell>
          <table:table-cell table:formula="of:=1/[.I5]" office:value-type="float" office:value="86.5792568614587" calcext:value-type="float">
            <text:p>86.5792568615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191594" calcext:value-type="float">
            <text:p>0.000191594</text:p>
          </table:table-cell>
          <table:table-cell office:value-type="float" office:value="0.000190057" calcext:value-type="float">
            <text:p>0.000190057</text:p>
          </table:table-cell>
          <table:table-cell office:value-type="float" office:value="0.000191243" calcext:value-type="float">
            <text:p>0.000191243</text:p>
          </table:table-cell>
          <table:table-cell table:number-columns-repeated="2" office:value-type="float" office:value="0.000189951" calcext:value-type="float">
            <text:p>0.000189951</text:p>
          </table:table-cell>
          <table:table-cell table:formula="of:=SUM([.B6:.F6])" office:value-type="float" office:value="0.000952796" calcext:value-type="float">
            <text:p>0.000952796</text:p>
          </table:table-cell>
          <table:table-cell table:formula="of:=[.G6]/5" office:value-type="float" office:value="0.0001905592" calcext:value-type="float">
            <text:p>0.0001905592</text:p>
          </table:table-cell>
          <table:table-cell table:formula="of:=[.H6]-[.$H$2]" office:value-type="float" office:value="0.0001905498876" calcext:value-type="float">
            <text:p>0.0001905499</text:p>
          </table:table-cell>
          <table:table-cell table:formula="of:=1/[.I6]" office:value-type="float" office:value="5247.96950864221" calcext:value-type="float">
            <text:p>5247.9695086422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11.315" calcext:value-type="float">
            <text:p>11.315</text:p>
          </table:table-cell>
          <table:table-cell office:value-type="float" office:value="14.0193" calcext:value-type="float">
            <text:p>14.0193</text:p>
          </table:table-cell>
          <table:table-cell office:value-type="float" office:value="14.2096" calcext:value-type="float">
            <text:p>14.2096</text:p>
          </table:table-cell>
          <table:table-cell table:number-columns-repeated="2" office:value-type="float" office:value="11.2784" calcext:value-type="float">
            <text:p>11.2784</text:p>
          </table:table-cell>
          <table:table-cell table:formula="of:=SUM([.B7:.F7])" office:value-type="float" office:value="62.1007" calcext:value-type="float">
            <text:p>62.1007</text:p>
          </table:table-cell>
          <table:table-cell table:formula="of:=[.G7]/5" office:value-type="float" office:value="12.42014" calcext:value-type="float">
            <text:p>12.42014</text:p>
          </table:table-cell>
          <table:table-cell table:formula="of:=[.H7]-[.$H$2]" office:value-type="float" office:value="12.4201399906876" calcext:value-type="float">
            <text:p>12.4201399907</text:p>
          </table:table-cell>
          <table:table-cell table:formula="of:=1/[.I7]" office:value-type="float" office:value="0.0805143903973532" calcext:value-type="float">
            <text:p>0.0805143904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101475" calcext:value-type="float">
            <text:p>0.101475</text:p>
          </table:table-cell>
          <table:table-cell office:value-type="float" office:value="0.148816" calcext:value-type="float">
            <text:p>0.148816</text:p>
          </table:table-cell>
          <table:table-cell office:value-type="float" office:value="0.153543" calcext:value-type="float">
            <text:p>0.153543</text:p>
          </table:table-cell>
          <table:table-cell table:number-columns-repeated="2" office:value-type="float" office:value="0.101486" calcext:value-type="float">
            <text:p>0.101486</text:p>
          </table:table-cell>
          <table:table-cell table:formula="of:=SUM([.B8:.F8])" office:value-type="float" office:value="0.606806" calcext:value-type="float">
            <text:p>0.606806</text:p>
          </table:table-cell>
          <table:table-cell table:formula="of:=[.G8]/5" office:value-type="float" office:value="0.1213612" calcext:value-type="float">
            <text:p>0.1213612</text:p>
          </table:table-cell>
          <table:table-cell table:formula="of:=[.H8]-[.$H$2]" office:value-type="float" office:value="0.1213611906876" calcext:value-type="float">
            <text:p>0.1213611907</text:p>
          </table:table-cell>
          <table:table-cell table:formula="of:=1/[.I8]" office:value-type="float" office:value="8.23986642133509" calcext:value-type="float">
            <text:p>8.2398664213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56769" calcext:value-type="float">
            <text:p>5.6769E-07</text:p>
          </table:table-cell>
          <table:table-cell office:value-type="float" office:value="0.00000055886" calcext:value-type="float">
            <text:p>5.5886E-07</text:p>
          </table:table-cell>
          <table:table-cell office:value-type="float" office:value="0.000000563" calcext:value-type="float">
            <text:p>0.000000563</text:p>
          </table:table-cell>
          <table:table-cell table:number-columns-repeated="2" office:value-type="float" office:value="0.00000056252" calcext:value-type="float">
            <text:p>5.6252E-07</text:p>
          </table:table-cell>
          <table:table-cell table:formula="of:=SUM([.B9:.F9])" office:value-type="float" office:value="0.00000281459" calcext:value-type="float">
            <text:p>2.81459E-06</text:p>
          </table:table-cell>
          <table:table-cell table:formula="of:=[.G9]/5" office:value-type="float" office:value="0.000000562918" calcext:value-type="float">
            <text:p>5.62918E-07</text:p>
          </table:table-cell>
          <table:table-cell table:formula="of:=[.H9]-[.$H$2]" office:value-type="float" office:value="0.0000005536056" calcext:value-type="float">
            <text:p>5.536056E-07</text:p>
          </table:table-cell>
          <table:table-cell table:formula="of:=1/[.I9]" office:value-type="float" office:value="1806340.10927635" calcext:value-type="float">
            <text:p>1806340.10927635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50571" calcext:value-type="float">
            <text:p>5.0571E-07</text:p>
          </table:table-cell>
          <table:table-cell office:value-type="float" office:value="0.0000005052" calcext:value-type="float">
            <text:p>5.052E-07</text:p>
          </table:table-cell>
          <table:table-cell office:value-type="float" office:value="0.0000005182" calcext:value-type="float">
            <text:p>5.182E-07</text:p>
          </table:table-cell>
          <table:table-cell table:number-columns-repeated="2" office:value-type="float" office:value="0.0000005047" calcext:value-type="float">
            <text:p>5.047E-07</text:p>
          </table:table-cell>
          <table:table-cell table:formula="of:=SUM([.B10:.F10])" office:value-type="float" office:value="0.00000253851" calcext:value-type="float">
            <text:p>2.53851E-06</text:p>
          </table:table-cell>
          <table:table-cell table:formula="of:=[.G10]/5" office:value-type="float" office:value="0.000000507702" calcext:value-type="float">
            <text:p>5.07702E-07</text:p>
          </table:table-cell>
          <table:table-cell table:formula="of:=[.H10]-[.$H$2]" office:value-type="float" office:value="0.0000004983896" calcext:value-type="float">
            <text:p>4.983896E-07</text:p>
          </table:table-cell>
          <table:table-cell table:formula="of:=1/[.I10]" office:value-type="float" office:value="2006462.41414347" calcext:value-type="float">
            <text:p>2006462.41414347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476532" calcext:value-type="float">
            <text:p>0.0476532</text:p>
          </table:table-cell>
          <table:table-cell office:value-type="float" office:value="0.0474246" calcext:value-type="float">
            <text:p>0.0474246</text:p>
          </table:table-cell>
          <table:table-cell office:value-type="float" office:value="0.0476673" calcext:value-type="float">
            <text:p>0.0476673</text:p>
          </table:table-cell>
          <table:table-cell table:number-columns-repeated="2" office:value-type="float" office:value="0.0475096" calcext:value-type="float">
            <text:p>0.0475096</text:p>
          </table:table-cell>
          <table:table-cell table:formula="of:=SUM([.B11:.F11])" office:value-type="float" office:value="0.2377643" calcext:value-type="float">
            <text:p>0.2377643</text:p>
          </table:table-cell>
          <table:table-cell table:formula="of:=[.G11]/5" office:value-type="float" office:value="0.04755286" calcext:value-type="float">
            <text:p>0.04755286</text:p>
          </table:table-cell>
          <table:table-cell table:formula="of:=[.H11]-[.$H$2]" office:value-type="float" office:value="0.0475528506876" calcext:value-type="float">
            <text:p>0.0475528507</text:p>
          </table:table-cell>
          <table:table-cell table:formula="of:=1/[.I11]" office:value-type="float" office:value="21.0292334852758" calcext:value-type="float">
            <text:p>21.0292334853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814535" calcext:value-type="float">
            <text:p>0.000814535</text:p>
          </table:table-cell>
          <table:table-cell office:value-type="float" office:value="0.000811356" calcext:value-type="float">
            <text:p>0.000811356</text:p>
          </table:table-cell>
          <table:table-cell office:value-type="float" office:value="0.000815313" calcext:value-type="float">
            <text:p>0.000815313</text:p>
          </table:table-cell>
          <table:table-cell table:number-columns-repeated="2" office:value-type="float" office:value="0.000810422" calcext:value-type="float">
            <text:p>0.000810422</text:p>
          </table:table-cell>
          <table:table-cell table:formula="of:=SUM([.B12:.F12])" office:value-type="float" office:value="0.004062048" calcext:value-type="float">
            <text:p>0.004062048</text:p>
          </table:table-cell>
          <table:table-cell table:formula="of:=[.G12]/5" office:value-type="float" office:value="0.0008124096" calcext:value-type="float">
            <text:p>0.0008124096</text:p>
          </table:table-cell>
          <table:table-cell table:formula="of:=[.H12]-[.$H$2]" office:value-type="float" office:value="0.0008124002876" calcext:value-type="float">
            <text:p>0.0008124003</text:p>
          </table:table-cell>
          <table:table-cell table:formula="of:=1/[.I12]" office:value-type="float" office:value="1230.92029294353" calcext:value-type="float">
            <text:p>1230.9202929435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520514" calcext:value-type="float">
            <text:p>0.520514</text:p>
          </table:table-cell>
          <table:table-cell office:value-type="float" office:value="0.753038" calcext:value-type="float">
            <text:p>0.753038</text:p>
          </table:table-cell>
          <table:table-cell office:value-type="float" office:value="0.780649" calcext:value-type="float">
            <text:p>0.780649</text:p>
          </table:table-cell>
          <table:table-cell table:number-columns-repeated="2" office:value-type="float" office:value="0.520382" calcext:value-type="float">
            <text:p>0.520382</text:p>
          </table:table-cell>
          <table:table-cell table:formula="of:=SUM([.B13:.F13])" office:value-type="float" office:value="3.094965" calcext:value-type="float">
            <text:p>3.094965</text:p>
          </table:table-cell>
          <table:table-cell table:formula="of:=[.G13]/5" office:value-type="float" office:value="0.618993" calcext:value-type="float">
            <text:p>0.618993</text:p>
          </table:table-cell>
          <table:table-cell table:formula="of:=[.H13]-[.$H$2]" office:value-type="float" office:value="0.6189929906876" calcext:value-type="float">
            <text:p>0.6189929907</text:p>
          </table:table-cell>
          <table:table-cell table:formula="of:=1/[.I13]" office:value-type="float" office:value="1.61552717889287" calcext:value-type="float">
            <text:p>1.6155271789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816153" calcext:value-type="float">
            <text:p>0.00816153</text:p>
          </table:table-cell>
          <table:table-cell office:value-type="float" office:value="0.0119077" calcext:value-type="float">
            <text:p>0.0119077</text:p>
          </table:table-cell>
          <table:table-cell office:value-type="float" office:value="0.012359" calcext:value-type="float">
            <text:p>0.012359</text:p>
          </table:table-cell>
          <table:table-cell table:number-columns-repeated="2" office:value-type="float" office:value="0.00815683" calcext:value-type="float">
            <text:p>0.00815683</text:p>
          </table:table-cell>
          <table:table-cell table:formula="of:=SUM([.B14:.F14])" office:value-type="float" office:value="0.04874189" calcext:value-type="float">
            <text:p>0.04874189</text:p>
          </table:table-cell>
          <table:table-cell table:formula="of:=[.G14]/5" office:value-type="float" office:value="0.009748378" calcext:value-type="float">
            <text:p>0.009748378</text:p>
          </table:table-cell>
          <table:table-cell table:formula="of:=[.H14]-[.$H$2]" office:value-type="float" office:value="0.0097483686876" calcext:value-type="float">
            <text:p>0.0097483687</text:p>
          </table:table-cell>
          <table:table-cell table:formula="of:=1/[.I14]" office:value-type="float" office:value="102.581265855487" calcext:value-type="float">
            <text:p>102.5812658555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294236" calcext:value-type="float">
            <text:p>0.294236</text:p>
          </table:table-cell>
          <table:table-cell office:value-type="float" office:value="0.291717" calcext:value-type="float">
            <text:p>0.291717</text:p>
          </table:table-cell>
          <table:table-cell office:value-type="float" office:value="0.294027" calcext:value-type="float">
            <text:p>0.294027</text:p>
          </table:table-cell>
          <table:table-cell table:number-columns-repeated="2" office:value-type="float" office:value="0.291667" calcext:value-type="float">
            <text:p>0.291667</text:p>
          </table:table-cell>
          <table:table-cell table:formula="of:=SUM([.B15:.F15])" office:value-type="float" office:value="1.463314" calcext:value-type="float">
            <text:p>1.463314</text:p>
          </table:table-cell>
          <table:table-cell table:formula="of:=[.G15]/5" office:value-type="float" office:value="0.2926628" calcext:value-type="float">
            <text:p>0.2926628</text:p>
          </table:table-cell>
          <table:table-cell table:formula="of:=[.H15]-[.$H$2]" office:value-type="float" office:value="0.2926627906876" calcext:value-type="float">
            <text:p>0.2926627907</text:p>
          </table:table-cell>
          <table:table-cell table:formula="of:=1/[.I15]" office:value-type="float" office:value="3.41690174432677" calcext:value-type="float">
            <text:p>3.4169017443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101802" calcext:value-type="float">
            <text:p>0.101802</text:p>
          </table:table-cell>
          <table:table-cell office:value-type="float" office:value="0.101018" calcext:value-type="float">
            <text:p>0.101018</text:p>
          </table:table-cell>
          <table:table-cell office:value-type="float" office:value="0.101788" calcext:value-type="float">
            <text:p>0.101788</text:p>
          </table:table-cell>
          <table:table-cell table:number-columns-repeated="2" office:value-type="float" office:value="0.10104" calcext:value-type="float">
            <text:p>0.10104</text:p>
          </table:table-cell>
          <table:table-cell table:formula="of:=SUM([.B16:.F16])" office:value-type="float" office:value="0.506688" calcext:value-type="float">
            <text:p>0.506688</text:p>
          </table:table-cell>
          <table:table-cell table:formula="of:=[.G16]/5" office:value-type="float" office:value="0.1013376" calcext:value-type="float">
            <text:p>0.1013376</text:p>
          </table:table-cell>
          <table:table-cell table:formula="of:=[.H16]-[.$H$2]" office:value-type="float" office:value="0.1013375906876" calcext:value-type="float">
            <text:p>0.1013375907</text:p>
          </table:table-cell>
          <table:table-cell table:formula="of:=1/[.I16]" office:value-type="float" office:value="9.86800646447936" calcext:value-type="float">
            <text:p>9.8680064645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19.419" calcext:value-type="float">
            <text:p>119.419</text:p>
          </table:table-cell>
          <table:table-cell office:value-type="float" office:value="118.863" calcext:value-type="float">
            <text:p>118.863</text:p>
          </table:table-cell>
          <table:table-cell office:value-type="float" office:value="119.443" calcext:value-type="float">
            <text:p>119.443</text:p>
          </table:table-cell>
          <table:table-cell table:number-columns-repeated="2" office:value-type="float" office:value="118.969" calcext:value-type="float">
            <text:p>118.969</text:p>
          </table:table-cell>
          <table:table-cell table:formula="of:=SUM([.B17:.F17])" office:value-type="float" office:value="595.663" calcext:value-type="float">
            <text:p>595.663</text:p>
          </table:table-cell>
          <table:table-cell table:formula="of:=[.G17]/5" office:value-type="float" office:value="119.1326" calcext:value-type="float">
            <text:p>119.1326</text:p>
          </table:table-cell>
          <table:table-cell table:formula="of:=[.H17]-[.$H$2]" office:value-type="float" office:value="119.132599990688" calcext:value-type="float">
            <text:p>119.1325999907</text:p>
          </table:table-cell>
          <table:table-cell table:formula="of:=1/[.I17]" office:value-type="float" office:value="0.00839400802197021" calcext:value-type="float">
            <text:p>0.008394008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1.71292" calcext:value-type="float">
            <text:p>1.71292</text:p>
          </table:table-cell>
          <table:table-cell office:value-type="float" office:value="1.71284" calcext:value-type="float">
            <text:p>1.71284</text:p>
          </table:table-cell>
          <table:table-cell office:value-type="float" office:value="1.71273" calcext:value-type="float">
            <text:p>1.71273</text:p>
          </table:table-cell>
          <table:table-cell table:number-columns-repeated="2" office:value-type="float" office:value="1.71296" calcext:value-type="float">
            <text:p>1.71296</text:p>
          </table:table-cell>
          <table:table-cell table:formula="of:=SUM([.B18:.F18])" office:value-type="float" office:value="8.56441" calcext:value-type="float">
            <text:p>8.56441</text:p>
          </table:table-cell>
          <table:table-cell table:formula="of:=[.G18]/5" office:value-type="float" office:value="1.712882" calcext:value-type="float">
            <text:p>1.712882</text:p>
          </table:table-cell>
          <table:table-cell table:formula="of:=[.H18]-[.$H$2]" office:value-type="float" office:value="1.7128819906876" calcext:value-type="float">
            <text:p>1.7128819907</text:p>
          </table:table-cell>
          <table:table-cell table:formula="of:=1/[.I18]" office:value-type="float" office:value="0.583811380723649" calcext:value-type="float">
            <text:p>0.5838113807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238664" calcext:value-type="float">
            <text:p>0.238664</text:p>
          </table:table-cell>
          <table:table-cell office:value-type="float" office:value="0.345272" calcext:value-type="float">
            <text:p>0.345272</text:p>
          </table:table-cell>
          <table:table-cell office:value-type="float" office:value="0.358135" calcext:value-type="float">
            <text:p>0.358135</text:p>
          </table:table-cell>
          <table:table-cell table:number-columns-repeated="2" office:value-type="float" office:value="0.238552" calcext:value-type="float">
            <text:p>0.238552</text:p>
          </table:table-cell>
          <table:table-cell table:formula="of:=SUM([.B19:.F19])" office:value-type="float" office:value="1.419175" calcext:value-type="float">
            <text:p>1.419175</text:p>
          </table:table-cell>
          <table:table-cell table:formula="of:=[.G19]/5" office:value-type="float" office:value="0.283835" calcext:value-type="float">
            <text:p>0.283835</text:p>
          </table:table-cell>
          <table:table-cell table:formula="of:=[.H19]-[.$H$2]" office:value-type="float" office:value="0.2838349906876" calcext:value-type="float">
            <text:p>0.2838349907</text:p>
          </table:table-cell>
          <table:table-cell table:formula="of:=1/[.I19]" office:value-type="float" office:value="3.52317379043882" calcext:value-type="float">
            <text:p>3.5231737904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376615" calcext:value-type="float">
            <text:p>0.00376615</text:p>
          </table:table-cell>
          <table:table-cell office:value-type="float" office:value="0.00550649" calcext:value-type="float">
            <text:p>0.00550649</text:p>
          </table:table-cell>
          <table:table-cell office:value-type="float" office:value="0.00570984" calcext:value-type="float">
            <text:p>0.00570984</text:p>
          </table:table-cell>
          <table:table-cell table:number-columns-repeated="2" office:value-type="float" office:value="0.00376729" calcext:value-type="float">
            <text:p>0.00376729</text:p>
          </table:table-cell>
          <table:table-cell table:formula="of:=SUM([.B20:.F20])" office:value-type="float" office:value="0.02251706" calcext:value-type="float">
            <text:p>0.02251706</text:p>
          </table:table-cell>
          <table:table-cell table:formula="of:=[.G20]/5" office:value-type="float" office:value="0.004503412" calcext:value-type="float">
            <text:p>0.004503412</text:p>
          </table:table-cell>
          <table:table-cell table:formula="of:=[.H20]-[.$H$2]" office:value-type="float" office:value="0.0045034026876" calcext:value-type="float">
            <text:p>0.0045034027</text:p>
          </table:table-cell>
          <table:table-cell table:formula="of:=1/[.I20]" office:value-type="float" office:value="222.054315230009" calcext:value-type="float">
            <text:p>222.05431523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132374" calcext:value-type="float">
            <text:p>0.132374</text:p>
          </table:table-cell>
          <table:table-cell office:value-type="float" office:value="0.131246" calcext:value-type="float">
            <text:p>0.131246</text:p>
          </table:table-cell>
          <table:table-cell office:value-type="float" office:value="0.132282" calcext:value-type="float">
            <text:p>0.132282</text:p>
          </table:table-cell>
          <table:table-cell table:number-columns-repeated="2" office:value-type="float" office:value="0.131201" calcext:value-type="float">
            <text:p>0.131201</text:p>
          </table:table-cell>
          <table:table-cell table:formula="of:=SUM([.B21:.F21])" office:value-type="float" office:value="0.658304" calcext:value-type="float">
            <text:p>0.658304</text:p>
          </table:table-cell>
          <table:table-cell table:formula="of:=[.G21]/5" office:value-type="float" office:value="0.1316608" calcext:value-type="float">
            <text:p>0.1316608</text:p>
          </table:table-cell>
          <table:table-cell table:formula="of:=[.H21]-[.$H$2]" office:value-type="float" office:value="0.1316607906876" calcext:value-type="float">
            <text:p>0.1316607907</text:p>
          </table:table-cell>
          <table:table-cell table:formula="of:=1/[.I21]" office:value-type="float" office:value="7.59527566846203" calcext:value-type="float">
            <text:p>7.5952756685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429705" calcext:value-type="float">
            <text:p>0.00429705</text:p>
          </table:table-cell>
          <table:table-cell office:value-type="float" office:value="0.00383805" calcext:value-type="float">
            <text:p>0.00383805</text:p>
          </table:table-cell>
          <table:table-cell office:value-type="float" office:value="0.00429619" calcext:value-type="float">
            <text:p>0.00429619</text:p>
          </table:table-cell>
          <table:table-cell table:number-columns-repeated="2" office:value-type="float" office:value="0.0038382" calcext:value-type="float">
            <text:p>0.0038382</text:p>
          </table:table-cell>
          <table:table-cell table:formula="of:=SUM([.B22:.F22])" office:value-type="float" office:value="0.02010769" calcext:value-type="float">
            <text:p>0.02010769</text:p>
          </table:table-cell>
          <table:table-cell table:formula="of:=[.G22]/5" office:value-type="float" office:value="0.004021538" calcext:value-type="float">
            <text:p>0.004021538</text:p>
          </table:table-cell>
          <table:table-cell table:formula="of:=[.H22]-[.$H$2]" office:value-type="float" office:value="0.0040215286876" calcext:value-type="float">
            <text:p>0.0040215287</text:p>
          </table:table-cell>
          <table:table-cell table:formula="of:=1/[.I22]" office:value-type="float" office:value="248.661660199865" calcext:value-type="float">
            <text:p>248.6616601999</text:p>
          </table:table-cell>
        </table:table-row>
        <table:table-row table:style-name="ro1">
          <table:table-cell office:value-type="string" calcext:value-type="string">
            <text:p>Face descripto </text:p>
          </table:table-cell>
          <table:table-cell office:value-type="float" office:value="0.567085" calcext:value-type="float">
            <text:p>0.567085</text:p>
          </table:table-cell>
          <table:table-cell office:value-type="float" office:value="0.564943" calcext:value-type="float">
            <text:p>0.564943</text:p>
          </table:table-cell>
          <table:table-cell office:value-type="float" office:value="0.56736" calcext:value-type="float">
            <text:p>0.56736</text:p>
          </table:table-cell>
          <table:table-cell table:number-columns-repeated="2" office:value-type="float" office:value="0.565197" calcext:value-type="float">
            <text:p>0.565197</text:p>
          </table:table-cell>
          <table:table-cell table:formula="of:=SUM([.B23:.F23])" office:value-type="float" office:value="2.829782" calcext:value-type="float">
            <text:p>2.829782</text:p>
          </table:table-cell>
          <table:table-cell table:formula="of:=[.G23]/5" office:value-type="float" office:value="0.5659564" calcext:value-type="float">
            <text:p>0.5659564</text:p>
          </table:table-cell>
          <table:table-cell table:formula="of:=[.H23]-[.$H$2]" office:value-type="float" office:value="0.5659563906876" calcext:value-type="float">
            <text:p>0.5659563907</text:p>
          </table:table-cell>
          <table:table-cell table:formula="of:=1/[.I23]" office:value-type="float" office:value="1.76692059044526" calcext:value-type="float">
            <text:p>1.7669205904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118518" calcext:value-type="float">
            <text:p>0.0118518</text:p>
          </table:table-cell>
          <table:table-cell office:value-type="float" office:value="0.0117687" calcext:value-type="float">
            <text:p>0.0117687</text:p>
          </table:table-cell>
          <table:table-cell office:value-type="float" office:value="0.0118731" calcext:value-type="float">
            <text:p>0.0118731</text:p>
          </table:table-cell>
          <table:table-cell table:number-columns-repeated="2" office:value-type="float" office:value="0.0117786" calcext:value-type="float">
            <text:p>0.0117786</text:p>
          </table:table-cell>
          <table:table-cell table:formula="of:=SUM([.B24:.F24])" office:value-type="float" office:value="0.0590508" calcext:value-type="float">
            <text:p>0.0590508</text:p>
          </table:table-cell>
          <table:table-cell table:formula="of:=[.G24]/5" office:value-type="float" office:value="0.01181016" calcext:value-type="float">
            <text:p>0.01181016</text:p>
          </table:table-cell>
          <table:table-cell table:formula="of:=[.H24]-[.$H$2]" office:value-type="float" office:value="0.0118101506876" calcext:value-type="float">
            <text:p>0.0118101507</text:p>
          </table:table-cell>
          <table:table-cell table:formula="of:=1/[.I24]" office:value-type="float" office:value="84.6729247112778" calcext:value-type="float">
            <text:p>84.6729247113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108681" calcext:value-type="float">
            <text:p>0.0108681</text:p>
          </table:table-cell>
          <table:table-cell office:value-type="float" office:value="0.0107404" calcext:value-type="float">
            <text:p>0.0107404</text:p>
          </table:table-cell>
          <table:table-cell office:value-type="float" office:value="0.0108776" calcext:value-type="float">
            <text:p>0.0108776</text:p>
          </table:table-cell>
          <table:table-cell table:number-columns-repeated="2" office:value-type="float" office:value="0.0107337" calcext:value-type="float">
            <text:p>0.0107337</text:p>
          </table:table-cell>
          <table:table-cell table:formula="of:=SUM([.B25:.F25])" office:value-type="float" office:value="0.0539535" calcext:value-type="float">
            <text:p>0.0539535</text:p>
          </table:table-cell>
          <table:table-cell table:formula="of:=[.G25]/5" office:value-type="float" office:value="0.0107907" calcext:value-type="float">
            <text:p>0.0107907</text:p>
          </table:table-cell>
          <table:table-cell table:formula="of:=[.H25]-[.$H$2]" office:value-type="float" office:value="0.0107906906876" calcext:value-type="float">
            <text:p>0.0107906907</text:p>
          </table:table-cell>
          <table:table-cell table:formula="of:=1/[.I25]" office:value-type="float" office:value="92.6724737971721" calcext:value-type="float">
            <text:p>92.6724737972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163178" calcext:value-type="float">
            <text:p>0.163178</text:p>
          </table:table-cell>
          <table:table-cell office:value-type="float" office:value="0.166489" calcext:value-type="float">
            <text:p>0.166489</text:p>
          </table:table-cell>
          <table:table-cell office:value-type="float" office:value="0.170494" calcext:value-type="float">
            <text:p>0.170494</text:p>
          </table:table-cell>
          <table:table-cell table:number-columns-repeated="2" office:value-type="float" office:value="0.161679" calcext:value-type="float">
            <text:p>0.161679</text:p>
          </table:table-cell>
          <table:table-cell table:formula="of:=SUM([.B26:.F26])" office:value-type="float" office:value="0.823519" calcext:value-type="float">
            <text:p>0.823519</text:p>
          </table:table-cell>
          <table:table-cell table:formula="of:=[.G26]/5" office:value-type="float" office:value="0.1647038" calcext:value-type="float">
            <text:p>0.1647038</text:p>
          </table:table-cell>
          <table:table-cell table:formula="of:=[.H26]-[.$H$2]" office:value-type="float" office:value="0.1647037906876" calcext:value-type="float">
            <text:p>0.1647037907</text:p>
          </table:table-cell>
          <table:table-cell table:formula="of:=1/[.I26]" office:value-type="float" office:value="6.0715056758878" calcext:value-type="float">
            <text:p>6.0715056759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274406" calcext:value-type="float">
            <text:p>0.00274406</text:p>
          </table:table-cell>
          <table:table-cell office:value-type="float" office:value="0.00306457" calcext:value-type="float">
            <text:p>0.00306457</text:p>
          </table:table-cell>
          <table:table-cell office:value-type="float" office:value="0.00305023" calcext:value-type="float">
            <text:p>0.00305023</text:p>
          </table:table-cell>
          <table:table-cell table:number-columns-repeated="2" office:value-type="float" office:value="0.00290733" calcext:value-type="float">
            <text:p>0.00290733</text:p>
          </table:table-cell>
          <table:table-cell table:formula="of:=SUM([.B27:.F27])" office:value-type="float" office:value="0.01467352" calcext:value-type="float">
            <text:p>0.01467352</text:p>
          </table:table-cell>
          <table:table-cell table:formula="of:=[.G27]/5" office:value-type="float" office:value="0.002934704" calcext:value-type="float">
            <text:p>0.002934704</text:p>
          </table:table-cell>
          <table:table-cell table:formula="of:=[.H27]-[.$H$2]" office:value-type="float" office:value="0.0029346946876" calcext:value-type="float">
            <text:p>0.0029346947</text:p>
          </table:table-cell>
          <table:table-cell table:formula="of:=1/[.I27]" office:value-type="float" office:value="340.750949059646" calcext:value-type="float">
            <text:p>340.7509490596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152132" calcext:value-type="float">
            <text:p>0.152132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230865" calcext:value-type="float">
            <text:p>0.230865</text:p>
          </table:table-cell>
          <table:table-cell table:number-columns-repeated="2" office:value-type="float" office:value="0.154005" calcext:value-type="float">
            <text:p>0.154005</text:p>
          </table:table-cell>
          <table:table-cell table:formula="of:=SUM([.B28:.F28])" office:value-type="float" office:value="0.913607" calcext:value-type="float">
            <text:p>0.913607</text:p>
          </table:table-cell>
          <table:table-cell table:formula="of:=[.G28]/5" office:value-type="float" office:value="0.1827214" calcext:value-type="float">
            <text:p>0.1827214</text:p>
          </table:table-cell>
          <table:table-cell table:formula="of:=[.H28]-[.$H$2]" office:value-type="float" office:value="0.1827213906876" calcext:value-type="float">
            <text:p>0.1827213907</text:p>
          </table:table-cell>
          <table:table-cell table:formula="of:=1/[.I28]" office:value-type="float" office:value="5.47281298723096" calcext:value-type="float">
            <text:p>5.4728129872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242082" calcext:value-type="float">
            <text:p>0.00242082</text:p>
          </table:table-cell>
          <table:table-cell office:value-type="float" office:value="0.00352175" calcext:value-type="float">
            <text:p>0.00352175</text:p>
          </table:table-cell>
          <table:table-cell office:value-type="float" office:value="0.00361965" calcext:value-type="float">
            <text:p>0.00361965</text:p>
          </table:table-cell>
          <table:table-cell table:number-columns-repeated="2" office:value-type="float" office:value="0.00242471" calcext:value-type="float">
            <text:p>0.00242471</text:p>
          </table:table-cell>
          <table:table-cell table:formula="of:=SUM([.B29:.F29])" office:value-type="float" office:value="0.01441164" calcext:value-type="float">
            <text:p>0.01441164</text:p>
          </table:table-cell>
          <table:table-cell table:formula="of:=[.G29]/5" office:value-type="float" office:value="0.002882328" calcext:value-type="float">
            <text:p>0.002882328</text:p>
          </table:table-cell>
          <table:table-cell table:formula="of:=[.H29]-[.$H$2]" office:value-type="float" office:value="0.0028823186876" calcext:value-type="float">
            <text:p>0.0028823187</text:p>
          </table:table-cell>
          <table:table-cell table:formula="of:=1/[.I29]" office:value-type="float" office:value="346.942898542792" calcext:value-type="float">
            <text:p>346.942898542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146421" calcext:value-type="float">
            <text:p>0.146421</text:p>
          </table:table-cell>
          <table:table-cell office:value-type="float" office:value="0.210531" calcext:value-type="float">
            <text:p>0.210531</text:p>
          </table:table-cell>
          <table:table-cell office:value-type="float" office:value="0.218281" calcext:value-type="float">
            <text:p>0.218281</text:p>
          </table:table-cell>
          <table:table-cell table:number-columns-repeated="2" office:value-type="float" office:value="0.17765" calcext:value-type="float">
            <text:p>0.17765</text:p>
          </table:table-cell>
          <table:table-cell table:formula="of:=SUM([.B30:.F30])" office:value-type="float" office:value="0.930533" calcext:value-type="float">
            <text:p>0.930533</text:p>
          </table:table-cell>
          <table:table-cell table:formula="of:=[.G30]/5" office:value-type="float" office:value="0.1861066" calcext:value-type="float">
            <text:p>0.1861066</text:p>
          </table:table-cell>
          <table:table-cell table:formula="of:=[.H30]-[.$H$2]" office:value-type="float" office:value="0.1861065906876" calcext:value-type="float">
            <text:p>0.1861065907</text:p>
          </table:table-cell>
          <table:table-cell table:formula="of:=1/[.I30]" office:value-type="float" office:value="5.37326483874291" calcext:value-type="float">
            <text:p>5.3732648387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476453" calcext:value-type="float">
            <text:p>0.0476453</text:p>
          </table:table-cell>
          <table:table-cell office:value-type="float" office:value="0.0470956" calcext:value-type="float">
            <text:p>0.0470956</text:p>
          </table:table-cell>
          <table:table-cell office:value-type="float" office:value="0.0475951" calcext:value-type="float">
            <text:p>0.0475951</text:p>
          </table:table-cell>
          <table:table-cell table:number-columns-repeated="2" office:value-type="float" office:value="0.0470913" calcext:value-type="float">
            <text:p>0.0470913</text:p>
          </table:table-cell>
          <table:table-cell table:formula="of:=SUM([.B31:.F31])" office:value-type="float" office:value="0.2365186" calcext:value-type="float">
            <text:p>0.2365186</text:p>
          </table:table-cell>
          <table:table-cell table:formula="of:=[.G31]/5" office:value-type="float" office:value="0.04730372" calcext:value-type="float">
            <text:p>0.04730372</text:p>
          </table:table-cell>
          <table:table-cell table:formula="of:=[.H31]-[.$H$2]" office:value-type="float" office:value="0.0473037106876" calcext:value-type="float">
            <text:p>0.0473037107</text:p>
          </table:table-cell>
          <table:table-cell table:formula="of:=1/[.I31]" office:value-type="float" office:value="21.1399906152" calcext:value-type="float">
            <text:p>21.1399906152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680403" calcext:value-type="float">
            <text:p>0.000680403</text:p>
          </table:table-cell>
          <table:table-cell office:value-type="float" office:value="0.000677254" calcext:value-type="float">
            <text:p>0.000677254</text:p>
          </table:table-cell>
          <table:table-cell office:value-type="float" office:value="0.000680949" calcext:value-type="float">
            <text:p>0.000680949</text:p>
          </table:table-cell>
          <table:table-cell table:number-columns-repeated="2" office:value-type="float" office:value="0.000677416" calcext:value-type="float">
            <text:p>0.000677416</text:p>
          </table:table-cell>
          <table:table-cell table:formula="of:=SUM([.B32:.F32])" office:value-type="float" office:value="0.003393438" calcext:value-type="float">
            <text:p>0.003393438</text:p>
          </table:table-cell>
          <table:table-cell table:formula="of:=[.G32]/5" office:value-type="float" office:value="0.0006786876" calcext:value-type="float">
            <text:p>0.0006786876</text:p>
          </table:table-cell>
          <table:table-cell table:formula="of:=[.H32]-[.$H$2]" office:value-type="float" office:value="0.0006786782876" calcext:value-type="float">
            <text:p>0.0006786783</text:p>
          </table:table-cell>
          <table:table-cell table:formula="of:=1/[.I32]" office:value-type="float" office:value="1473.45217648893" calcext:value-type="float">
            <text:p>1473.4521764889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5.3214" calcext:value-type="float">
            <text:p>5.3214</text:p>
          </table:table-cell>
          <table:table-cell office:value-type="float" office:value="5.1851" calcext:value-type="float">
            <text:p>5.1851</text:p>
          </table:table-cell>
          <table:table-cell office:value-type="float" office:value="5.06546" calcext:value-type="float">
            <text:p>5.06546</text:p>
          </table:table-cell>
          <table:table-cell table:number-columns-repeated="2" office:value-type="float" office:value="5.09622" calcext:value-type="float">
            <text:p>5.09622</text:p>
          </table:table-cell>
          <table:table-cell table:formula="of:=SUM([.B33:.F33])" office:value-type="float" office:value="25.7644" calcext:value-type="float">
            <text:p>25.7644</text:p>
          </table:table-cell>
          <table:table-cell table:formula="of:=[.G33]/5" office:value-type="float" office:value="5.15288" calcext:value-type="float">
            <text:p>5.15288</text:p>
          </table:table-cell>
          <table:table-cell table:formula="of:=[.H33]-[.$H$2]" office:value-type="float" office:value="5.1528799906876" calcext:value-type="float">
            <text:p>5.1528799907</text:p>
          </table:table-cell>
          <table:table-cell table:formula="of:=1/[.I33]" office:value-type="float" office:value="0.19406623127401" calcext:value-type="float">
            <text:p>0.1940662313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171616" calcext:value-type="float">
            <text:p>0.171616</text:p>
          </table:table-cell>
          <table:table-cell office:value-type="float" office:value="0.168987" calcext:value-type="float">
            <text:p>0.168987</text:p>
          </table:table-cell>
          <table:table-cell office:value-type="float" office:value="0.163056" calcext:value-type="float">
            <text:p>0.163056</text:p>
          </table:table-cell>
          <table:table-cell table:number-columns-repeated="2" office:value-type="float" office:value="0.164481" calcext:value-type="float">
            <text:p>0.164481</text:p>
          </table:table-cell>
          <table:table-cell table:formula="of:=SUM([.B34:.F34])" office:value-type="float" office:value="0.832621" calcext:value-type="float">
            <text:p>0.832621</text:p>
          </table:table-cell>
          <table:table-cell table:formula="of:=[.G34]/5" office:value-type="float" office:value="0.1665242" calcext:value-type="float">
            <text:p>0.1665242</text:p>
          </table:table-cell>
          <table:table-cell table:formula="of:=[.H34]-[.$H$2]" office:value-type="float" office:value="0.1665241906876" calcext:value-type="float">
            <text:p>0.1665241907</text:p>
          </table:table-cell>
          <table:table-cell table:formula="of:=1/[.I34]" office:value-type="float" office:value="6.00513352366927" calcext:value-type="float">
            <text:p>6.0051335237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165771" calcext:value-type="float">
            <text:p>0.165771</text:p>
          </table:table-cell>
          <table:table-cell office:value-type="float" office:value="0.239533" calcext:value-type="float">
            <text:p>0.239533</text:p>
          </table:table-cell>
          <table:table-cell office:value-type="float" office:value="0.248454" calcext:value-type="float">
            <text:p>0.248454</text:p>
          </table:table-cell>
          <table:table-cell table:number-columns-repeated="2" office:value-type="float" office:value="0.169036" calcext:value-type="float">
            <text:p>0.169036</text:p>
          </table:table-cell>
          <table:table-cell table:formula="of:=SUM([.B35:.F35])" office:value-type="float" office:value="0.99183" calcext:value-type="float">
            <text:p>0.99183</text:p>
          </table:table-cell>
          <table:table-cell table:formula="of:=[.G35]/5" office:value-type="float" office:value="0.198366" calcext:value-type="float">
            <text:p>0.198366</text:p>
          </table:table-cell>
          <table:table-cell table:formula="of:=[.H35]-[.$H$2]" office:value-type="float" office:value="0.1983659906876" calcext:value-type="float">
            <text:p>0.1983659907</text:p>
          </table:table-cell>
          <table:table-cell table:formula="of:=1/[.I35]" office:value-type="float" office:value="5.04118673031441" calcext:value-type="float">
            <text:p>5.0411867303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167319" calcext:value-type="float">
            <text:p>0.167319</text:p>
          </table:table-cell>
          <table:table-cell office:value-type="float" office:value="0.24153" calcext:value-type="float">
            <text:p>0.24153</text:p>
          </table:table-cell>
          <table:table-cell office:value-type="float" office:value="0.250823" calcext:value-type="float">
            <text:p>0.250823</text:p>
          </table:table-cell>
          <table:table-cell table:number-columns-repeated="2" office:value-type="float" office:value="0.192689" calcext:value-type="float">
            <text:p>0.192689</text:p>
          </table:table-cell>
          <table:table-cell table:formula="of:=SUM([.B36:.F36])" office:value-type="float" office:value="1.04505" calcext:value-type="float">
            <text:p>1.04505</text:p>
          </table:table-cell>
          <table:table-cell table:formula="of:=[.G36]/5" office:value-type="float" office:value="0.20901" calcext:value-type="float">
            <text:p>0.20901</text:p>
          </table:table-cell>
          <table:table-cell table:formula="of:=[.H36]-[.$H$2]" office:value-type="float" office:value="0.2090099906876" calcext:value-type="float">
            <text:p>0.2090099907</text:p>
          </table:table-cell>
          <table:table-cell table:formula="of:=1/[.I36]" office:value-type="float" office:value="4.78446028685139" calcext:value-type="float">
            <text:p>4.7844602869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210114" calcext:value-type="float">
            <text:p>0.0210114</text:p>
          </table:table-cell>
          <table:table-cell office:value-type="float" office:value="0.0209922" calcext:value-type="float">
            <text:p>0.0209922</text:p>
          </table:table-cell>
          <table:table-cell office:value-type="float" office:value="0.0210151" calcext:value-type="float">
            <text:p>0.0210151</text:p>
          </table:table-cell>
          <table:table-cell table:number-columns-repeated="2" office:value-type="float" office:value="0.0210075" calcext:value-type="float">
            <text:p>0.0210075</text:p>
          </table:table-cell>
          <table:table-cell table:formula="of:=SUM([.B37:.F37])" office:value-type="float" office:value="0.1050337" calcext:value-type="float">
            <text:p>0.1050337</text:p>
          </table:table-cell>
          <table:table-cell table:formula="of:=[.G37]/5" office:value-type="float" office:value="0.02100674" calcext:value-type="float">
            <text:p>0.02100674</text:p>
          </table:table-cell>
          <table:table-cell table:formula="of:=[.H37]-[.$H$2]" office:value-type="float" office:value="0.0210067306876" calcext:value-type="float">
            <text:p>0.0210067307</text:p>
          </table:table-cell>
          <table:table-cell table:formula="of:=1/[.I37]" office:value-type="float" office:value="47.6037901790347" calcext:value-type="float">
            <text:p>47.603790179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318617" calcext:value-type="float">
            <text:p>0.000318617</text:p>
          </table:table-cell>
          <table:table-cell office:value-type="float" office:value="0.000317685" calcext:value-type="float">
            <text:p>0.000317685</text:p>
          </table:table-cell>
          <table:table-cell office:value-type="float" office:value="0.00031876" calcext:value-type="float">
            <text:p>0.00031876</text:p>
          </table:table-cell>
          <table:table-cell table:number-columns-repeated="2" office:value-type="float" office:value="0.000317078" calcext:value-type="float">
            <text:p>0.000317078</text:p>
          </table:table-cell>
          <table:table-cell table:formula="of:=SUM([.B38:.F38])" office:value-type="float" office:value="0.001589218" calcext:value-type="float">
            <text:p>0.001589218</text:p>
          </table:table-cell>
          <table:table-cell table:formula="of:=[.G38]/5" office:value-type="float" office:value="0.0003178436" calcext:value-type="float">
            <text:p>0.0003178436</text:p>
          </table:table-cell>
          <table:table-cell table:formula="of:=[.H38]-[.$H$2]" office:value-type="float" office:value="0.0003178342876" calcext:value-type="float">
            <text:p>0.0003178343</text:p>
          </table:table-cell>
          <table:table-cell table:formula="of:=1/[.I38]" office:value-type="float" office:value="3146.29364739438" calcext:value-type="float">
            <text:p>3146.2936473944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132358" calcext:value-type="float">
            <text:p>0.0132358</text:p>
          </table:table-cell>
          <table:table-cell office:value-type="float" office:value="0.019111" calcext:value-type="float">
            <text:p>0.019111</text:p>
          </table:table-cell>
          <table:table-cell office:value-type="float" office:value="0.0199394" calcext:value-type="float">
            <text:p>0.0199394</text:p>
          </table:table-cell>
          <table:table-cell table:number-columns-repeated="2" office:value-type="float" office:value="0.01327" calcext:value-type="float">
            <text:p>0.01327</text:p>
          </table:table-cell>
          <table:table-cell table:formula="of:=SUM([.B39:.F39])" office:value-type="float" office:value="0.0788262" calcext:value-type="float">
            <text:p>0.0788262</text:p>
          </table:table-cell>
          <table:table-cell table:formula="of:=[.G39]/5" office:value-type="float" office:value="0.01576524" calcext:value-type="float">
            <text:p>0.01576524</text:p>
          </table:table-cell>
          <table:table-cell table:formula="of:=[.H39]-[.$H$2]" office:value-type="float" office:value="0.0157652306876" calcext:value-type="float">
            <text:p>0.0157652307</text:p>
          </table:table-cell>
          <table:table-cell table:formula="of:=1/[.I39]" office:value-type="float" office:value="63.430724219376" calcext:value-type="float">
            <text:p>63.4307242194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331533" calcext:value-type="float">
            <text:p>0.000331533</text:p>
          </table:table-cell>
          <table:table-cell office:value-type="float" office:value="0.000450298" calcext:value-type="float">
            <text:p>0.000450298</text:p>
          </table:table-cell>
          <table:table-cell office:value-type="float" office:value="0.00046848" calcext:value-type="float">
            <text:p>0.00046848</text:p>
          </table:table-cell>
          <table:table-cell table:number-columns-repeated="2" office:value-type="float" office:value="0.000309467" calcext:value-type="float">
            <text:p>0.000309467</text:p>
          </table:table-cell>
          <table:table-cell table:formula="of:=SUM([.B40:.F40])" office:value-type="float" office:value="0.001869245" calcext:value-type="float">
            <text:p>0.001869245</text:p>
          </table:table-cell>
          <table:table-cell table:formula="of:=[.G40]/5" office:value-type="float" office:value="0.000373849" calcext:value-type="float">
            <text:p>0.000373849</text:p>
          </table:table-cell>
          <table:table-cell table:formula="of:=[.H40]-[.$H$2]" office:value-type="float" office:value="0.0003738396876" calcext:value-type="float">
            <text:p>0.0003738397</text:p>
          </table:table-cell>
          <table:table-cell table:formula="of:=1/[.I40]" office:value-type="float" office:value="2674.94338661543" calcext:value-type="float">
            <text:p>2674.9433866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3T01:52:51.105891740</dc:date>
    <meta:editing-duration>PT6M20S</meta:editing-duration>
    <meta:editing-cycles>1</meta:editing-cycles>
    <meta:document-statistic meta:table-count="1" meta:cell-count="398" meta:object-count="0"/>
    <meta:generator>LibreOffice/5.1.6.2$Linux_X86_64 LibreOffice_project/10m0$Build-2</meta:generator>
  </office:meta>
</office:document-meta>
</file>